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text-properties style:font-name="Liberation Mono" fo:font-size="10pt" fo:language="pl" fo:country="PL" style:font-size-asian="10pt" style:font-size-complex="10pt"/>
    </style:style>
    <style:style style:name="P2" style:family="paragraph" style:parent-style-name="Heading_20_3">
      <style:text-properties style:font-name="Liberation Mono" fo:font-size="10pt" fo:language="pl" fo:country="PL" officeooo:rsid="00293b5d" officeooo:paragraph-rsid="00293b5d" style:font-size-asian="10pt" style:font-size-complex="10pt"/>
    </style:style>
    <style:style style:name="P3" style:family="paragraph" style:parent-style-name="Heading_20_3">
      <style:text-properties style:font-name="Liberation Mono" fo:font-size="10pt" fo:language="pl" fo:country="PL" fo:font-weight="normal" officeooo:paragraph-rsid="0024fc47" style:font-size-asian="10pt" style:font-size-complex="10pt"/>
    </style:style>
    <style:style style:name="P4" style:family="paragraph" style:parent-style-name="Heading_20_3">
      <style:text-properties style:font-name="Liberation Mono" fo:font-size="10pt" fo:language="pl" fo:country="PL" fo:font-weight="bold" officeooo:rsid="001bfb70" officeooo:paragraph-rsid="001bfb70" style:font-size-asian="10pt" style:font-weight-asian="bold" style:font-size-complex="10pt" style:font-weight-complex="bold"/>
    </style:style>
    <style:style style:name="P5" style:family="paragraph" style:parent-style-name="Heading_20_3">
      <style:text-properties style:font-name="Liberation Mono" fo:font-size="10pt" fo:language="en" fo:country="US" fo:font-weight="bold" officeooo:paragraph-rsid="00274bdc" style:font-size-asian="10pt" style:font-weight-asian="bold" style:font-size-complex="10pt" style:font-weight-complex="bold"/>
    </style:style>
    <style:style style:name="P6" style:family="paragraph" style:parent-style-name="Preformatted_20_Text">
      <style:text-properties fo:language="pl" fo:country="PL" fo:font-weight="normal" officeooo:paragraph-rsid="0025fb8e"/>
    </style:style>
    <style:style style:name="P7" style:family="paragraph" style:parent-style-name="Preformatted_20_Text">
      <style:text-properties style:font-name="Liberation Mono" fo:font-size="10pt" fo:language="pl" fo:country="PL" style:font-size-asian="10pt" style:font-size-complex="10pt"/>
    </style:style>
    <style:style style:name="P8" style:family="paragraph" style:parent-style-name="Preformatted_20_Text">
      <style:text-properties style:font-name="Liberation Mono" fo:font-size="10pt" fo:language="pl" fo:country="PL" officeooo:paragraph-rsid="00205c59" style:font-size-asian="10pt" style:font-size-complex="10pt"/>
    </style:style>
    <style:style style:name="P9" style:family="paragraph" style:parent-style-name="Preformatted_20_Text">
      <style:text-properties style:font-name="Liberation Mono" fo:font-size="10pt" fo:language="pl" fo:country="PL" fo:font-weight="normal" officeooo:paragraph-rsid="001a286c" style:font-size-asian="10pt" style:font-size-complex="10pt"/>
    </style:style>
    <style:style style:name="P10" style:family="paragraph" style:parent-style-name="Preformatted_20_Text">
      <style:text-properties style:font-name="Liberation Mono" fo:font-size="10pt" fo:language="pl" fo:country="PL" fo:font-weight="normal" officeooo:rsid="001c349a" officeooo:paragraph-rsid="001c349a" style:font-size-asian="10pt" style:font-size-complex="10pt"/>
    </style:style>
    <style:style style:name="P11" style:family="paragraph" style:parent-style-name="Preformatted_20_Text">
      <style:text-properties style:font-name="Liberation Mono" fo:font-size="10pt" fo:language="pl" fo:country="PL" fo:font-weight="normal" officeooo:paragraph-rsid="001c349a" style:font-size-asian="10pt" style:font-size-complex="10pt"/>
    </style:style>
    <style:style style:name="P12" style:family="paragraph" style:parent-style-name="Preformatted_20_Text">
      <style:text-properties style:font-name="Liberation Mono" fo:font-size="10pt" fo:language="pl" fo:country="PL" fo:font-weight="normal" officeooo:rsid="001bfb70" officeooo:paragraph-rsid="001c349a" style:font-size-asian="10pt" style:font-size-complex="10pt"/>
    </style:style>
    <style:style style:name="P13" style:family="paragraph" style:parent-style-name="Preformatted_20_Text">
      <style:text-properties style:font-name="Liberation Mono" fo:font-size="10pt" fo:language="pl" fo:country="PL" fo:font-weight="normal" officeooo:rsid="001bfb70" officeooo:paragraph-rsid="001bfb70" style:font-size-asian="10pt" style:font-size-complex="10pt"/>
    </style:style>
    <style:style style:name="P14" style:family="paragraph" style:parent-style-name="Preformatted_20_Text">
      <style:text-properties style:font-name="Liberation Mono" fo:font-size="10pt" fo:language="pl" fo:country="PL" fo:font-weight="normal" officeooo:rsid="001bfb70" officeooo:paragraph-rsid="001ecb47" style:font-size-asian="10pt" style:font-size-complex="10pt"/>
    </style:style>
    <style:style style:name="P15" style:family="paragraph" style:parent-style-name="Preformatted_20_Text">
      <style:text-properties style:font-name="Liberation Mono" fo:font-size="10pt" fo:language="pl" fo:country="PL" fo:font-weight="normal" officeooo:rsid="001ecb47" officeooo:paragraph-rsid="001ecb47" style:font-size-asian="10pt" style:font-size-complex="10pt"/>
    </style:style>
    <style:style style:name="P16" style:family="paragraph" style:parent-style-name="Preformatted_20_Text">
      <style:text-properties style:font-name="Liberation Mono" fo:font-size="10pt" fo:language="pl" fo:country="PL" fo:font-weight="normal" officeooo:rsid="00205c59" officeooo:paragraph-rsid="00205c59" style:font-size-asian="10pt" style:font-size-complex="10pt"/>
    </style:style>
    <style:style style:name="P17" style:family="paragraph" style:parent-style-name="Preformatted_20_Text">
      <style:text-properties style:font-name="Liberation Mono" fo:font-size="10pt" fo:language="pl" fo:country="PL" fo:font-weight="normal" officeooo:paragraph-rsid="0024fc47" style:font-size-asian="10pt" style:font-size-complex="10pt"/>
    </style:style>
    <style:style style:name="P18" style:family="paragraph" style:parent-style-name="Preformatted_20_Text">
      <style:text-properties style:font-name="Liberation Mono" fo:font-size="10pt" fo:language="pl" fo:country="PL" fo:font-weight="normal" officeooo:paragraph-rsid="0025fb8e" style:font-size-asian="10pt" style:font-size-complex="10pt"/>
    </style:style>
    <style:style style:name="P19" style:family="paragraph" style:parent-style-name="Preformatted_20_Text">
      <style:text-properties style:font-name="Liberation Mono" fo:font-size="10pt" fo:language="pl" fo:country="PL" fo:font-weight="normal" officeooo:paragraph-rsid="00274bdc" style:font-size-asian="10pt" style:font-size-complex="10pt"/>
    </style:style>
    <style:style style:name="P20" style:family="paragraph" style:parent-style-name="Preformatted_20_Text">
      <style:text-properties style:font-name="Liberation Mono" fo:font-size="10pt" fo:language="pl" fo:country="PL" fo:font-weight="bold" officeooo:paragraph-rsid="00274bdc" style:font-size-asian="10pt" style:font-weight-asian="bold" style:font-size-complex="10pt" style:font-weight-complex="bold"/>
    </style:style>
    <style:style style:name="P21" style:family="paragraph" style:parent-style-name="Preformatted_20_Text">
      <style:paragraph-properties fo:margin-top="0in" fo:margin-bottom="0.1965in" loext:contextual-spacing="false"/>
    </style:style>
    <style:style style:name="P22" style:family="paragraph" style:parent-style-name="Standard">
      <style:text-properties style:font-name="Liberation Mono" fo:font-size="10pt" fo:language="pl" fo:country="PL" officeooo:rsid="00293b5d" officeooo:paragraph-rsid="00293b5d" style:font-size-asian="10pt" style:font-size-complex="10pt"/>
    </style:style>
    <style:style style:name="P23" style:family="paragraph" style:parent-style-name="Text_20_body">
      <style:text-properties officeooo:paragraph-rsid="00274bdc"/>
    </style:style>
    <style:style style:name="P24" style:family="paragraph" style:parent-style-name="Text_20_body">
      <style:text-properties style:font-name="Liberation Mono" fo:font-size="10pt" fo:language="pl" fo:country="PL" fo:font-weight="normal" officeooo:paragraph-rsid="00274bdc" style:font-size-asian="10pt" style:font-size-complex="10pt"/>
    </style:style>
    <style:style style:name="P25" style:family="paragraph" style:parent-style-name="Text_20_body">
      <style:text-properties style:font-name="Liberation Mono" fo:font-size="10pt" fo:language="pl" fo:country="PL" officeooo:rsid="00293b5d" officeooo:paragraph-rsid="00293b5d" style:font-size-asian="10pt" style:font-size-complex="10pt"/>
    </style:style>
    <style:style style:name="P26" style:family="paragraph" style:parent-style-name="Text_20_body">
      <style:text-properties style:font-name="Liberation Mono" fo:font-size="10pt" fo:language="pl" fo:country="PL" officeooo:paragraph-rsid="00293b5d" style:font-size-asian="10pt" style:font-size-complex="10pt"/>
    </style:style>
    <style:style style:name="P27" style:family="paragraph" style:parent-style-name="Text_20_body">
      <style:text-properties style:font-name="Liberation Mono" fo:font-size="10pt" fo:language="en" fo:country="US" fo:font-weight="normal" officeooo:paragraph-rsid="00274bdc" style:font-size-asian="10pt" style:font-size-complex="10pt"/>
    </style:style>
    <style:style style:name="P28" style:family="paragraph" style:parent-style-name="Text_20_body" style:list-style-name="L1"/>
    <style:style style:name="P29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1a286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286c" style:font-weight-asian="bold" style:font-weight-complex="bold"/>
    </style:style>
    <style:style style:name="T4" style:family="text">
      <style:text-properties officeooo:rsid="001bfb70"/>
    </style:style>
    <style:style style:name="T5" style:family="text">
      <style:text-properties fo:language="pl" fo:country="PL"/>
    </style:style>
    <style:style style:name="T6" style:family="text">
      <style:text-properties fo:language="pl" fo:country="PL" fo:font-weight="normal" officeooo:rsid="00205c59"/>
    </style:style>
    <style:style style:name="T7" style:family="text">
      <style:text-properties fo:language="pl" fo:country="PL" fo:font-weight="normal" officeooo:rsid="00205c59" style:font-name-asian="Noto Sans Mono CJK SC" style:font-name-complex="Liberation Mono"/>
    </style:style>
    <style:style style:name="T8" style:family="text">
      <style:text-properties fo:language="pl" fo:country="PL" fo:font-weight="normal" officeooo:rsid="00216344" style:font-name-asian="Noto Sans Mono CJK SC" style:font-name-complex="Liberation Mono"/>
    </style:style>
    <style:style style:name="T9" style:family="text">
      <style:text-properties officeooo:rsid="001c349a"/>
    </style:style>
    <style:style style:name="T10" style:family="text">
      <style:text-properties officeooo:rsid="001ecb47"/>
    </style:style>
    <style:style style:name="T11" style:family="text">
      <style:text-properties style:font-name="Liberation Mono"/>
    </style:style>
    <style:style style:name="T12" style:family="text">
      <style:text-properties style:font-name="Liberation Mono" fo:font-size="10pt" fo:language="pl" fo:country="PL" fo:font-weight="normal" style:font-size-asian="10pt" style:font-size-complex="10pt"/>
    </style:style>
    <style:style style:name="T13" style:family="text">
      <style:text-properties style:font-name="Liberation Mono" fo:font-size="10pt" fo:language="pl" fo:country="PL" fo:font-weight="normal" officeooo:rsid="00205c59" style:font-size-asian="10pt" style:font-size-complex="10pt"/>
    </style:style>
    <style:style style:name="T14" style:family="text">
      <style:text-properties style:font-name="Liberation Mono" fo:font-size="10pt" fo:language="pl" fo:country="PL" fo:font-weight="normal" officeooo:rsid="00205c59" style:font-name-asian="Noto Sans Mono CJK SC" style:font-size-asian="10pt" style:font-name-complex="Liberation Mono" style:font-size-complex="10pt"/>
    </style:style>
    <style:style style:name="T15" style:family="text">
      <style:text-properties style:font-name="Liberation Mono" fo:font-size="10pt" fo:language="pl" fo:country="PL" fo:font-weight="normal" officeooo:rsid="00216344" style:font-name-asian="Noto Sans Mono CJK SC" style:font-size-asian="10pt" style:font-name-complex="Liberation Mono" style:font-size-complex="10pt"/>
    </style:style>
    <style:style style:name="T16" style:family="text">
      <style:text-properties style:font-name="Liberation Mono" fo:font-size="10pt" style:font-size-asian="10pt" style:font-size-complex="10pt"/>
    </style:style>
    <style:style style:name="T17" style:family="text">
      <style:text-properties style:font-name="Liberation Mono" fo:font-size="10pt" officeooo:rsid="001bfb70" style:font-size-asian="10pt" style:font-size-complex="10pt"/>
    </style:style>
    <style:style style:name="T18" style:family="text">
      <style:text-properties style:font-name="Liberation Mono" fo:font-size="10pt" officeooo:rsid="001ecb47" style:font-size-asian="10pt" style:font-size-complex="10pt"/>
    </style:style>
    <style:style style:name="T19" style:family="text">
      <style:text-properties style:font-name="Liberation Mono" fo:font-size="10pt" fo:font-weight="normal" style:font-size-asian="10pt" style:font-size-complex="10pt"/>
    </style:style>
    <style:style style:name="T20" style:family="text">
      <style:text-properties style:font-name="Liberation Mono" fo:font-size="10pt" fo:language="en" fo:country="US" fo:font-weight="normal" style:font-size-asian="10pt" style:font-size-complex="10pt"/>
    </style:style>
    <style:style style:name="T21" style:family="text">
      <style:text-properties style:font-name="Liberation Mono" fo:font-weight="normal"/>
    </style:style>
    <style:style style:name="T22" style:family="text">
      <style:text-properties style:font-name="Liberation Mono" fo:language="en" fo:country="US" fo:font-weight="normal"/>
    </style:style>
    <style:style style:name="T23" style:family="text">
      <style:text-properties fo:font-weight="normal"/>
    </style:style>
    <style:style style:name="T24" style:family="text">
      <style:text-properties fo:font-weight="normal" officeooo:rsid="00205c59"/>
    </style:style>
    <style:style style:name="T25" style:family="text">
      <style:text-properties fo:font-weight="normal" officeooo:rsid="00205c59" style:font-name-asian="Noto Sans Mono CJK SC" style:font-name-complex="Liberation Mono"/>
    </style:style>
    <style:style style:name="T26" style:family="text">
      <style:text-properties fo:font-weight="normal" officeooo:rsid="00216344" style:font-name-asian="Noto Sans Mono CJK SC" style:font-name-complex="Liberation Mono"/>
    </style:style>
    <style:style style:name="T27" style:family="text">
      <style:text-properties officeooo:rsid="00274bdc"/>
    </style:style>
    <style:style style:name="T28" style:family="text">
      <style:text-properties fo:font-size="10pt" fo:language="pl" fo:country="PL" fo:font-weight="normal" officeooo:rsid="00205c59" style:font-size-asian="10pt" style:font-size-complex="10pt"/>
    </style:style>
    <style:style style:name="T29" style:family="text">
      <style:text-properties fo:font-size="10pt" fo:language="pl" fo:country="PL" fo:font-weight="normal" officeooo:rsid="00205c59" style:font-name-asian="Noto Sans Mono CJK SC" style:font-size-asian="10pt" style:font-name-complex="Liberation Mono" style:font-size-complex="10pt"/>
    </style:style>
    <style:style style:name="T30" style:family="text">
      <style:text-properties fo:font-size="10pt" fo:language="pl" fo:country="PL" fo:font-weight="normal" officeooo:rsid="00216344" style:font-name-asian="Noto Sans Mono CJK SC" style:font-size-asian="10pt" style:font-name-complex="Liberation Mono" style:font-size-complex="10pt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ize="10pt" officeooo:rsid="001bfb70" style:font-size-asian="10pt" style:font-size-complex="10pt"/>
    </style:style>
    <style:style style:name="T33" style:family="text">
      <style:text-properties fo:font-size="10pt" officeooo:rsid="001ecb47" style:font-size-asian="10pt" style:font-size-complex="10pt"/>
    </style:style>
    <style:style style:name="T34" style:family="text">
      <style:text-properties fo:font-size="10pt" fo:language="en" fo:country="US" fo:font-weight="normal" style:font-size-asian="10pt" style:font-size-complex="10pt"/>
    </style:style>
    <style:style style:name="T35" style:family="text">
      <style:text-properties fo:font-size="10pt" fo:font-weight="normal" style:font-size-asian="10pt" style:font-size-complex="10pt"/>
    </style:style>
    <style:style style:name="T36" style:family="text">
      <style:text-properties fo:language="en" fo:country="US"/>
    </style:style>
    <style:style style:name="T37" style:family="text">
      <style:text-properties fo:language="en" fo:country="US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Overview:</text:h>
      <text:p text:style-name="P25">In <text:span text:style-name="Strong_20_Emphasis">statically typed languages</text:span> type checking happens at compile time. Whereas, in <text:span text:style-name="Strong_20_Emphasis">dynamically typed languages</text:span>, type checking happens at run-time.</text:p>
      <text:p text:style-name="P22"><text:span text:style-name="Strong_20_Emphasis">Performance<text:line-break/></text:span><text:span text:style-name="Emphasis">Static:</text:span> Do more processing at compile time but give better run-time performance.</text:p>
      <text:p text:style-name="Standard"><text:span text:style-name="Emphasis"><text:span text:style-name="T16">Dynamic:</text:span></text:span><text:span text:style-name="T16"> More efficient compiler/interpreters, but type-checking at run-time affects performance.</text:span></text:p>
      <text:p text:style-name="Standard"><text:span text:style-name="Strong_20_Emphasis"><text:span text:style-name="T16">Flexibility and Errors</text:span></text:span><text:span text:style-name="T16"><text:line-break/></text:span><text:span text:style-name="Emphasis"><text:span text:style-name="T16">Static:</text:span></text:span><text:span text:style-name="T16"> Is less prone to runtime errors but provide less flexibility to programmer.</text:span></text:p>
      <text:p text:style-name="Standard"><text:span text:style-name="Emphasis"><text:span text:style-name="T16">Dynamic:</text:span></text:span><text:span text:style-name="T16"> Provides more flexibility but more prone to runtime errors.</text:span></text:p>
      <text:p text:style-name="P26"/>
      <text:p text:style-name="P26">But What are Strongly Typed and Weakly Typed Languages?</text:p>
      <text:p text:style-name="P26">In Strongly typed languages once a type is assigned to a variable say at run time or compile time, it retains that type and can’t be intermingled in expressions with other types easily. </text:p>
      <text:p text:style-name="P26">For example in Python </text:p>
      <text:p text:style-name="P26">data = “string1” <text:s text:c="8"/>//Type assigned as str at runtime</text:p>
      <text:p text:style-name="P26">data = 5 <text:s text:c="16"/>//Type assigned as int at runtime</text:p>
      <text:p text:style-name="P26">data = data + “string2” <text:s/>//Type-error str and int can’t be concatenated</text:p>
      <text:p text:style-name="P26"/>
      <text:p text:style-name="P26">Whereas, in Weakly typed languages, once a type is assigned to a variable say at run-time or compile-time, it can be intermingled in expressions with other types easily.</text:p>
      <text:p text:style-name="P26">For example in Javascript</text:p>
      <text:p text:style-name="P26">$data = “string1” <text:s text:c="7"/>//Type assigned as str at runtime</text:p>
      <text:p text:style-name="P26">$data = 5 <text:s text:c="15"/>//Type assigned as int at runtime</text:p>
      <text:p text:style-name="P26">$data = $data+“string2” <text:s/>//str and int get concatenated</text:p>
      <text:h text:style-name="P1" text:outline-level="3">Typowanie statyczne i dynamiczne</text:h>
      <text:p text:style-name="P7"/>
      <text:p text:style-name="P9"><text:span text:style-name="T2">typowani</text:span><text:span text:style-name="T3">e</text:span><text:span text:style-name="T2"> dynamiczne </text:span>- przypisywanie typów do zmiennych w trakcie egzekucji (wykonywania) programu czy skryptu. Przy samym uruchomieniu skryptu interpreter nie wie jeszcze jakiego typu będą zmienne. Określa to w momencie przypisania pierwszej wartości. </text:p>
      <text:p text:style-name="P9"/>
      <text:p text:style-name="P10">Zalety:</text:p>
      <text:p text:style-name="P11"><text:span text:style-name="T9"><text:tab/>- </text:span>bardziej elastyczne</text:p>
      <text:p text:style-name="P11"><text:tab/>- pozwalają osiągnąć cel w mniejszej ilości kodu (brak potrzeby długich <text:tab/>typów)</text:p>
      <text:p text:style-name="P11"><text:span text:style-name="T9"><text:tab/>-s</text:span>ą też bardzo wygodne do nauki</text:p>
      <text:p text:style-name="P10">Wady:</text:p>
      <text:p text:style-name="P11"><text:span text:style-name="T9"><text:tab/>- </text:span>większa możliwość wprowadzenia błędów </text:p>
      <text:p text:style-name="P11"><text:tab/>- trudniejsze wykrywanie błędów</text:p>
      <text:p text:style-name="P9"/>
      <text:p text:style-name="P9"><text:span text:style-name="T3">typowanie statyczne </text:span><text:span text:style-name="T1">-</text:span> Zupełnie inaczej ma się to w przypadku języków typowanych statycznie, np. w C<text:span text:style-name="T1">++</text:span> – nadawanie typów zmiennym odbywa się w czasie kompilacji programu. Zmienna musi zostać zadeklarowana jako zmienna konkretnego typu i przez <text:soft-page-break/>cały swój czas życia ta zmienna będzie mogła przyjmować tylko wartości tego typu.</text:p>
      <text:p text:style-name="P9"/>
      <text:p text:style-name="P12">Zalety:</text:p>
      <text:p text:style-name="P11"><text:span text:style-name="T4"><text:tab/>- </text:span>ułatwia optymalizację</text:p>
      <text:p text:style-name="P11"><text:tab/>- zapewnia większą możliwość wykrycia błędów</text:p>
      <text:p text:style-name="P12"/>
      <text:p text:style-name="P12">Wady:</text:p>
      <text:p text:style-name="P11"><text:span text:style-name="T4"><text:tab/>- w</text:span>ymaga jednak zdecydowanie więcej kodu</text:p>
      <text:p text:style-name="P11"><text:tab/>- nie jest bardzo elastyczne </text:p>
      <text:p text:style-name="P12"><text:tab/>- wymaga od dewelopera bardzo ścisłej kontroli tworzonych zmiennych.</text:p>
      <text:p text:style-name="P13"/>
      <text:h text:style-name="P4" text:outline-level="3">Jak użyć zalet statystycznego typowania w Pythonie? Type annotation na ratunek!</text:h>
      <text:p text:style-name="P13"/>
      <text:p text:style-name="P16">Type annotation:</text:p>
      <text:p text:style-name="P16">a) definiowanie typu parametrow na wejsciu</text:p>
      <text:p text:style-name="P8"><text:span text:style-name="T24">b) definiowanie typu </text:span><text:span text:style-name="T25">z</text:span><text:span text:style-name="T26">wracanej wartosci</text:span></text:p>
      <text:p text:style-name="P13"/>
      <text:p text:style-name="P13">def square_area(n : int) -&gt; int:</text:p>
      <text:p text:style-name="P13"><text:s text:c="4"/>res = n**2</text:p>
      <text:p text:style-name="P13"><text:s text:c="4"/>return res</text:p>
      <text:p text:style-name="P13"/>
      <text:p text:style-name="P15">Zalety:</text:p>
      <text:p text:style-name="P14"><text:tab/>- <text:span text:style-name="T10">p</text:span>odstawowa korzyść płynąca z takiego podejścia, to zdecydowanie <text:tab/>dokładniejsza pomoc od naszego edytora</text:p>
      <text:p text:style-name="P17"><text:span text:style-name="T4"><text:tab/>- d</text:span>rugą wielką zaletą ogłaszania typów są podpowiedzi edytora.</text:p>
      <text:p text:style-name="P17"/>
      <text:h text:style-name="P3" text:outline-level="3">Złożone typy</text:h>
      <text:p text:style-name="P18">Moduł typing (wbudowany w Pythona od wersji 3.5) pozwala nam na bardzo precyzyjne określanie nawet złożonych typów. </text:p>
      <text:p text:style-name="P6"><text:a xlink:type="simple" xlink:href="https://docs.python.org/3/library/typing.html" text:style-name="Internet_20_link" text:visited-style-name="Visited_20_Internet_20_Link"><text:span text:style-name="T16">https://docs.python.org/3/library/typing.html</text:span></text:a></text:p>
      <text:p text:style-name="P18"/>
      <text:p text:style-name="P18">from typing import Dict, List</text:p>
      <text:p text:style-name="P18"/>
      <text:p text:style-name="P18">def trav(d: Dict[str, List[float]]):</text:p>
      <text:p text:style-name="P19"><text:s text:c="4"/>return d</text:p>
      <text:p text:style-name="P19"/>
      <text:p text:style-name="P20"><text:span text:style-name="T27">Mozna tez uzyc instancji klasy bazowej (przyklad):</text:span></text:p>
      <text:p text:style-name="P19"/>
      <text:p text:style-name="P19">def check_how_scary(animal_object: Animal) -&gt; str:</text:p>
      <text:p text:style-name="P19"><text:s text:c="3"/>if not animal_object.is_scary:</text:p>
      <text:p text:style-name="P19"><text:s text:c="7"/>return "Not scary at all"</text:p>
      <text:p text:style-name="P19"><text:s text:c="3"/>elif animal_object.is_scary and animal_object.legs_number &lt; 4:</text:p>
      <text:p text:style-name="P19"><text:s text:c="7"/>return "A bit scary"</text:p>
      <text:p text:style-name="P19"><text:s text:c="3"/>else:</text:p>
      <text:p text:style-name="P19"><text:s text:c="7"/>return "Run for your lives! It's a demogorgon!"</text:p>
      <text:p text:style-name="P19"/>
      <text:h text:style-name="P5" text:outline-level="3">Sprawdzanie typów (statyczna analiza kodu):</text:h>
      <text:p text:style-name="P27">- podstawowym narzędziem, które w pełni wspiera ogłaszanie typów jest edytor <text:span text:style-name="T27">(np. PyCharm)</text:span></text:p>
      <text:p text:style-name="P23"><text:span text:style-name="T20">- istnieją dedykowane narzędzia do statycznej analizy kodu, które – zależnie od konfiguracji – mogą nam wytknąć wszelkie braki adnotacji typów. Jednym z takich narzędzi jest </text:span><text:a xlink:type="simple" xlink:href="http://mypy-lang.org/" office:target-frame-name="_blank" xlink:show="new" text:style-name="Internet_20_link" text:visited-style-name="Visited_20_Internet_20_Link">mypy</text:a><text:span text:style-name="T20">.</text:span></text:p>
      <text:p text:style-name="P24"><text:span text:style-name="T37">Mypy</text:span><text:span text:style-name="T36"> is an optional static type checker for Python that aims to combine the benefits of dynamic (or "duck") typing and static typing. Mypy combines the </text:span><text:soft-page-break/><text:span text:style-name="T36">expressive power and convenience of Python w</text:span>ith a powerful type system and compile-time type checking. </text:p>
      <text:p text:style-name="P19"/>
      <text:p text:style-name="P19"><text:span text:style-name="T2">NewType</text:span> - Use the NewType() helper function to create distinct types:</text:p>
      <text:p text:style-name="P19"/>
      <text:p text:style-name="P19">from typing import NewType</text:p>
      <text:p text:style-name="P19"/>
      <text:p text:style-name="P19">UserId = NewType('UserId', int)</text:p>
      <text:p text:style-name="P19">some_id = UserId(524313)</text:p>
      <text:p text:style-name="P19"/>
      <text:p text:style-name="P19">The static type checker will treat the new type as if it were a subclass of the original type. This is useful in helping catch logical errors:</text:p>
      <text:p text:style-name="P19"/>
      <text:p text:style-name="P19">def get_user_name(user_id: UserId) -&gt; str:</text:p>
      <text:p text:style-name="P19"><text:s text:c="4"/>...</text:p>
      <text:p text:style-name="P19"/>
      <text:p text:style-name="P19"># typechecks</text:p>
      <text:p text:style-name="P19">user_a = get_user_name(UserId(42351))</text:p>
      <text:p text:style-name="P19"/>
      <text:p text:style-name="P19"># does not typecheck; an int is not a UserId</text:p>
      <text:p text:style-name="P19">user_b = get_user_name(-1)</text:p>
      <text:p text:style-name="P19"/>
      <text:p text:style-name="P24">Python is strongly, dynamically typed.</text:p>
      <text:list xml:id="list3369464014" text:style-name="L1">
        <text:list-item>
          <text:p text:style-name="P29"><text:span text:style-name="Strong_20_Emphasis"><text:span text:style-name="T16">Strong</text:span></text:span><text:span text:style-name="T16"> typing means that the type of a value doesn't change in unexpected ways. A string containing only digits doesn't magically become a number, as may happen in Perl. Every change of type requires an explicit conversion. </text:span></text:p>
        </text:list-item>
        <text:list-item>
          <text:p text:style-name="P28"><text:span text:style-name="Strong_20_Emphasis"><text:span text:style-name="T16">Dynamic</text:span></text:span><text:span text:style-name="T16"> typing means that runtime objects (values) have a type, as opposed to static typing where variables have a type. </text:span></text:p>
        </text:list-item>
      </text:list>
      <text:p text:style-name="P19">As for your example</text:p>
      <text:p text:style-name="P19"><text:span text:style-name="Source_20_Text"><text:span text:style-name="T11">bob = 1</text:span></text:span></text:p>
      <text:p text:style-name="P21"><text:span text:style-name="Source_20_Text"><text:span text:style-name="T16">bob = "bob"</text:span></text:span></text:p>
      <text:p text:style-name="P19"/>
      <text:p text:style-name="P19">This works because the variable does not have a type; it can name any object. After <text:span text:style-name="Source_20_Text"><text:span text:style-name="T11">bob=1</text:span></text:span>, you'll find that <text:span text:style-name="Source_20_Text"><text:span text:style-name="T11">type(bob)</text:span></text:span> returns <text:span text:style-name="Source_20_Text"><text:span text:style-name="T11">int</text:span></text:span>, but after <text:span text:style-name="Source_20_Text"><text:span text:style-name="T11">bob="bob"</text:span></text:span>, it returns <text:span text:style-name="Source_20_Text"><text:span text:style-name="T11">str</text:span></text:span>. (Note that <text:span text:style-name="Source_20_Text"><text:span text:style-name="T11">type</text:span></text:span> is a regular function, so it evaluates its argument, then returns the type of the value.)</text:p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4-12T14:04:06.618051245</dc:date>
    <meta:editing-duration>PT1H14M38S</meta:editing-duration>
    <meta:editing-cycles>14</meta:editing-cycles>
    <meta:document-statistic meta:table-count="0" meta:image-count="0" meta:object-count="0" meta:page-count="3" meta:paragraph-count="80" meta:word-count="760" meta:character-count="5082" meta:non-whitespace-character-count="4284"/>
  </office:meta>
</office:document-meta>
</file>